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00dbd7" officeooo:paragraph-rsid="0000dbd7"/>
    </style:style>
    <style:style style:name="P2" style:family="paragraph" style:parent-style-name="Text_20_body">
      <style:text-properties officeooo:rsid="0000dbd7" officeooo:paragraph-rsid="0000dbd7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0dbd7" officeooo:paragraph-rsid="0000dbd7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00dbd7" officeooo:paragraph-rsid="0000dbd7"/>
    </style:style>
    <style:style style:name="P5" style:family="paragraph" style:parent-style-name="Text_20_body" style:list-style-name="L2">
      <style:paragraph-properties fo:margin-top="0cm" fo:margin-bottom="0cm" loext:contextual-spacing="false"/>
      <style:text-properties officeooo:rsid="0000dbd7" officeooo:paragraph-rsid="0000dbd7"/>
    </style:style>
    <style:style style:name="P6" style:family="paragraph" style:parent-style-name="Text_20_body" style:list-style-name="L3">
      <style:paragraph-properties fo:margin-top="0cm" fo:margin-bottom="0cm" loext:contextual-spacing="false"/>
      <style:text-properties officeooo:rsid="0000dbd7" officeooo:paragraph-rsid="0000dbd7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00dbd7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paragraph-rsid="0000dbd7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0dbd7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officeooo:paragraph-rsid="0000dbd7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officeooo:rsid="0000dd13" officeooo:paragraph-rsid="0000dd13"/>
    </style:style>
    <style:style style:name="P12" style:family="paragraph" style:parent-style-name="Text_20_body" style:list-style-name="L3">
      <style:paragraph-properties fo:margin-top="0cm" fo:margin-bottom="0cm" loext:contextual-spacing="false"/>
      <style:text-properties officeooo:rsid="00021946" officeooo:paragraph-rsid="00021946"/>
    </style:style>
    <style:style style:name="P13" style:family="paragraph" style:parent-style-name="Text_20_body" style:list-style-name="L3">
      <style:paragraph-properties fo:margin-top="0cm" fo:margin-bottom="0cm" loext:contextual-spacing="false"/>
      <style:text-properties officeooo:rsid="00021946" officeooo:paragraph-rsid="0003d97d"/>
    </style:style>
    <style:style style:name="T1" style:family="text">
      <style:text-properties officeooo:rsid="0000dbd7"/>
    </style:style>
    <style:style style:name="T2" style:family="text">
      <style:text-properties officeooo:rsid="0003d9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NN in pygame – Whiteboarding</text:p>
      <text:p text:style-name="Text_20_body"/>
      <text:p text:style-name="Text_20_body"/>
      <text:p text:style-name="P2">Based on running through Kane and Portilla tutorials on KNN, plus some youtube videos, ideas…</text:p>
      <text:p text:style-name="P3"/>
      <text:h text:style-name="Heading_20_2" text:outline-level="2">Wow factor</text:h>
      <text:list xml:id="list1401402035" text:style-name="L1">
        <text:list-item>
          <text:p text:style-name="P4">For sure, the ‘wow factor’ will be selecting K</text:p>
          <text:list>
            <text:list-item>
              <text:p text:style-name="P4">Probably, the key will be to select the key at the bend in the hockey stick – the highest K that gives you dramatically more precision. i.e., not the K that gives incremental precision.</text:p>
            </text:list-item>
            <text:list-item>
              <text:p text:style-name="P4">I wonder if KNN theory looks at marginal performance – when that stars to decline, no bueno.</text:p>
            </text:list-item>
          </text:list>
        </text:list-item>
        <text:list-item>
          <text:p text:style-name="P7"><text:span text:style-name="T1">K could be selected in a GUI sence by dragging a circle larger or smaller</text:span></text:p>
          <text:list>
            <text:list-item>
              <text:p text:style-name="P4">The circle is not continuous – it increases in steps for each K</text:p>
            </text:list-item>
          </text:list>
        </text:list-item>
      </text:list>
      <text:p text:style-name="P3"/>
      <text:h text:style-name="P1" text:outline-level="2">Dataset</text:h>
      <text:list xml:id="list1299705967" text:style-name="L2">
        <text:list-item>
          <text:p text:style-name="P5">Two categories of training data: like dog and horse</text:p>
        </text:list-item>
        <text:list-item>
          <text:p text:style-name="P5">Size:</text:p>
          <text:list>
            <text:list-item>
              <text:p text:style-name="P5">Something like 5-10 of each x_train and y_train</text:p>
            </text:list-item>
          </text:list>
        </text:list-item>
        <text:list-item>
          <text:p text:style-name="P5">For test data:</text:p>
          <text:list>
            <text:list-item>
              <text:p text:style-name="P8"><text:span text:style-name="T1">Could have 1-3 or 1-4</text:span></text:p>
            </text:list-item>
          </text:list>
        </text:list-item>
      </text:list>
      <text:p text:style-name="P9"/>
      <text:h text:style-name="Heading_20_2" text:outline-level="2">How to make it more intuitive</text:h>
      <text:list xml:id="list2682483725" text:style-name="L3">
        <text:list-item>
          <text:p text:style-name="P6">The dataset is key</text:p>
          <text:list>
            <text:list-item>
              <text:p text:style-name="P11"><text:a xlink:type="simple" xlink:href="https://archive.ics.uci.edu/ml/datasets.php?format=&amp;task=cla&amp;att=&amp;area=&amp;numAtt=&amp;numIns=&amp;type=&amp;sort=nameUp&amp;view=table" text:style-name="Internet_20_link" text:visited-style-name="Visited_20_Internet_20_Link">Repository of datasets</text:a></text:p>
            </text:list-item>
            <text:list-item>
              <text:p text:style-name="P6">Need a classification that is very intuitive, but also ‘wow. Like… </text:p>
              <text:list>
                <text:list-item>
                  <text:p text:style-name="P10"><text:span text:style-name="T1">You can tell who wrote a letter from the avg word length, or number of times a word appears in the data. </text:span></text:p>
                  <text:list>
                    <text:list-item>
                      <text:p text:style-name="P10"><text:span text:style-name="T1">But … IRL… less ‘wow’</text:span></text:p>
                    </text:list-item>
                  </text:list>
                </text:list-item>
                <text:list-item>
                  <text:p text:style-name="P6">High ‘wow’ – pregnant from habits, like grocery cart</text:p>
                </text:list-item>
              </text:list>
            </text:list-item>
          </text:list>
        </text:list-item>
        <text:list-item>
          <text:p text:style-name="P12">I think I’ll use Titanic like this:</text:p>
          <text:list>
            <text:list-item>
              <text:p text:style-name="P12">Classification = Survived or not</text:p>
            </text:list-item>
            <text:list-item>
              <text:p text:style-name="P12">X and Y = age and fare</text:p>
              <text:list>
                <text:list-item>
                  <text:p text:style-name="P12">Both are quantitative data with lots of data points</text:p>
                </text:list-item>
                <text:list-item>
                  <text:p text:style-name="P13">Both seem to show some correlation with survival</text:p>
                </text:list-item>
              </text:list>
            </text:list-item>
          </text:list>
        </text:list-item>
        <text:list-item>
          <text:p text:style-name="P13"><text:soft-page-break/><text:span text:style-name="T2">Oh wow – a feature should be to make up a person:</text:span></text:p>
          <text:list>
            <text:list-item>
              <text:p text:style-name="P13"><text:span text:style-name="T2">You can add a dot, and then move it to a certain age/fare, and then see if they would have survived! Wow… you can do yourself.<text:line-break/></text:span><text:line-break/>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4-19T07:54:50.793000000</dc:date>
    <meta:editing-duration>PT1H3M33S</meta:editing-duration>
    <meta:editing-cycles>2</meta:editing-cycles>
    <meta:document-statistic meta:table-count="0" meta:image-count="0" meta:object-count="0" meta:page-count="2" meta:paragraph-count="28" meta:word-count="288" meta:character-count="1438" meta:non-whitespace-character-count="1191"/>
  </office:meta>
</office:document-meta>
</file>